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ector" table:style-name="ta1">
        <table:shapes>
          <draw:frame draw:z-index="0" draw:style-name="gr1" draw:text-style-name="P1" svg:width="7.2205in" svg:height="4.6642in" svg:x="4.4858in" svg:y="0.3138in">
            <draw:object draw:notify-on-update-of-ranges="colector.H2:colector.H23 colector.G2:colector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Tin [C]</text:p>
          </table:table-cell>
          <table:table-cell table:style-name="ce1" office:value-type="string" calcext:value-type="string">
            <text:p>Tout [C]</text:p>
          </table:table-cell>
          <table:table-cell table:style-name="ce1" office:value-type="string" calcext:value-type="string">
            <text:p>Tamb [C]</text:p>
          </table:table-cell>
          <table:table-cell table:style-name="ce1" office:value-type="string" calcext:value-type="string">
            <text:p>G [W/m²]</text:p>
          </table:table-cell>
          <table:table-cell table:style-name="ce1" office:value-type="string" calcext:value-type="string">
            <text:p>m [kg/min]</text:p>
          </table:table-cell>
          <table:table-cell table:style-name="ce1" office:value-type="string" calcext:value-type="string">
            <text:p>Qu [W]</text:p>
          </table:table-cell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(Ti-Ta)/GI</text:p>
          </table:table-cell>
          <table:table-cell table:style-name="ce1" office:value-type="string" calcext:value-type="string">
            <text:p>xi-x</text:p>
          </table:table-cell>
          <table:table-cell table:style-name="ce1" office:value-type="string" calcext:value-type="string">
            <text:p>yi-y</text:p>
          </table:table-cell>
          <table:table-cell table:style-name="ce1" office:value-type="string" calcext:value-type="string">
            <text:p>(xi-x)(yi-y)</text:p>
          </table:table-cell>
          <table:table-cell table:style-name="ce1" office:value-type="string" calcext:value-type="string">
            <text:p>(xi-x)2</text:p>
          </table:table-cell>
        </table:table-row>
        <table:table-row table:style-name="ro1">
          <table:table-cell office:value-type="float" office:value="38.1102203035484" calcext:value-type="float">
            <text:p>38.1102203035484</text:p>
          </table:table-cell>
          <table:table-cell office:value-type="float" office:value="41.1717484270967" calcext:value-type="float">
            <text:p>41.1717484270967</text:p>
          </table:table-cell>
          <table:table-cell office:value-type="float" office:value="32.3792083793548" calcext:value-type="float">
            <text:p>32.3792083793548</text:p>
          </table:table-cell>
          <table:table-cell office:value-type="float" office:value="1017.20868524323" calcext:value-type="float">
            <text:p>1017.20868524323</text:p>
          </table:table-cell>
          <table:table-cell office:value-type="float" office:value="0.545699975806451" calcext:value-type="float">
            <text:p>0.545699975806451</text:p>
          </table:table-cell>
          <table:table-cell table:formula="of:=[.E2]/60*[.$B$27]*([.B2]-[.A2])" office:value-type="float" office:value="116.426613641756" calcext:value-type="float">
            <text:p>116.426613641756</text:p>
          </table:table-cell>
          <table:table-cell table:formula="of:=[.F2]/([.$B$26]*[.D2])" office:value-type="float" office:value="0.673276234387476" calcext:value-type="float">
            <text:p>0.673276234387476</text:p>
          </table:table-cell>
          <table:table-cell table:formula="of:=([.A2]-[.C2])/[.D2]" office:value-type="float" office:value="0.0056340572070747" calcext:value-type="float">
            <text:p>0.0056340572070747</text:p>
          </table:table-cell>
          <table:table-cell table:formula="of:=[.H2]-[.$H$24]" office:value-type="float" office:value="-0.00486522802759215" calcext:value-type="float">
            <text:p>-0.00486522802759215</text:p>
          </table:table-cell>
          <table:table-cell table:formula="of:=[.G2]-[.$G$24]" office:value-type="float" office:value="0.0958688368308507" calcext:value-type="float">
            <text:p>0.0958688368308507</text:p>
          </table:table-cell>
          <table:table-cell table:formula="of:=[.I2]*[.J2]" office:value-type="float" office:value="-0.000466423751922113" calcext:value-type="float">
            <text:p>-0.000466423751922113</text:p>
          </table:table-cell>
          <table:table-cell table:formula="of:=[.I2]^2" office:value-type="float" office:value="0.0000236704437604682" calcext:value-type="float">
            <text:p>2.36704437604682E-05</text:p>
          </table:table-cell>
        </table:table-row>
        <table:table-row table:style-name="ro1">
          <table:table-cell office:value-type="float" office:value="38.2091349970967" calcext:value-type="float">
            <text:p>38.2091349970967</text:p>
          </table:table-cell>
          <table:table-cell office:value-type="float" office:value="41.0637293348386" calcext:value-type="float">
            <text:p>41.0637293348386</text:p>
          </table:table-cell>
          <table:table-cell office:value-type="float" office:value="32.0291359474193" calcext:value-type="float">
            <text:p>32.0291359474193</text:p>
          </table:table-cell>
          <table:table-cell office:value-type="float" office:value="1012.50219414073" calcext:value-type="float">
            <text:p>1012.50219414073</text:p>
          </table:table-cell>
          <table:table-cell office:value-type="float" office:value="0.561505362903226" calcext:value-type="float">
            <text:p>0.561505362903226</text:p>
          </table:table-cell>
          <table:table-cell table:formula="of:=[.E3]/60*[.$B$27]*([.B3]-[.A3])" office:value-type="float" office:value="111.701340909657" calcext:value-type="float">
            <text:p>111.701340909657</text:p>
          </table:table-cell>
          <table:table-cell table:formula="of:=[.F3]/([.$B$26]*[.D3])" office:value-type="float" office:value="0.648953370210621" calcext:value-type="float">
            <text:p>0.648953370210621</text:p>
          </table:table-cell>
          <table:table-cell table:formula="of:=([.A3]-[.C3])/[.D3]" office:value-type="float" office:value="0.00610368953809736" calcext:value-type="float">
            <text:p>0.00610368953809736</text:p>
          </table:table-cell>
          <table:table-cell table:formula="of:=[.H3]-[.$H$24]" office:value-type="float" office:value="-0.00439559569656949" calcext:value-type="float">
            <text:p>-0.00439559569656949</text:p>
          </table:table-cell>
          <table:table-cell table:formula="of:=[.G3]-[.$G$24]" office:value-type="float" office:value="0.0715459726539954" calcext:value-type="float">
            <text:p>0.0715459726539954</text:p>
          </table:table-cell>
          <table:table-cell table:formula="of:=[.I3]*[.J3]" office:value-type="float" office:value="-0.000314487169504781" calcext:value-type="float">
            <text:p>-0.000314487169504781</text:p>
          </table:table-cell>
          <table:table-cell table:formula="of:=[.I3]^2" office:value-type="float" office:value="0.0000193212615277002" calcext:value-type="float">
            <text:p>1.93212615277002E-05</text:p>
          </table:table-cell>
        </table:table-row>
        <table:table-row table:style-name="ro1">
          <table:table-cell office:value-type="float" office:value="38.4482447267742" calcext:value-type="float">
            <text:p>38.4482447267742</text:p>
          </table:table-cell>
          <table:table-cell office:value-type="float" office:value="41.4781213367741" calcext:value-type="float">
            <text:p>41.4781213367741</text:p>
          </table:table-cell>
          <table:table-cell office:value-type="float" office:value="32.577263092258" calcext:value-type="float">
            <text:p>32.577263092258</text:p>
          </table:table-cell>
          <table:table-cell office:value-type="float" office:value="1014.68747686156" calcext:value-type="float">
            <text:p>1014.68747686156</text:p>
          </table:table-cell>
          <table:table-cell office:value-type="float" office:value="0.532547842741935" calcext:value-type="float">
            <text:p>0.532547842741935</text:p>
          </table:table-cell>
          <table:table-cell table:formula="of:=[.E4]/60*[.$B$27]*([.B4]-[.A4])" office:value-type="float" office:value="112.445906594738" calcext:value-type="float">
            <text:p>112.445906594738</text:p>
          </table:table-cell>
          <table:table-cell table:formula="of:=[.F4]/([.$B$26]*[.D4])" office:value-type="float" office:value="0.651872152228264" calcext:value-type="float">
            <text:p>0.651872152228264</text:p>
          </table:table-cell>
          <table:table-cell table:formula="of:=([.A4]-[.C4])/[.D4]" office:value-type="float" office:value="0.0057859998949383" calcext:value-type="float">
            <text:p>0.0057859998949383</text:p>
          </table:table-cell>
          <table:table-cell table:formula="of:=[.H4]-[.$H$24]" office:value-type="float" office:value="-0.00471328533972855" calcext:value-type="float">
            <text:p>-0.00471328533972855</text:p>
          </table:table-cell>
          <table:table-cell table:formula="of:=[.G4]-[.$G$24]" office:value-type="float" office:value="0.0744647546716387" calcext:value-type="float">
            <text:p>0.0744647546716387</text:p>
          </table:table-cell>
          <table:table-cell table:formula="of:=[.I4]*[.J4]" office:value-type="float" office:value="-0.000350973636520318" calcext:value-type="float">
            <text:p>-0.000350973636520318</text:p>
          </table:table-cell>
          <table:table-cell table:formula="of:=[.I4]^2" office:value-type="float" office:value="0.0000222150586937001" calcext:value-type="float">
            <text:p>0.0000222150586937001</text:p>
          </table:table-cell>
        </table:table-row>
        <table:table-row table:style-name="ro1">
          <table:table-cell office:value-type="float" office:value="40.4636794425806" calcext:value-type="float">
            <text:p>40.4636794425806</text:p>
          </table:table-cell>
          <table:table-cell office:value-type="float" office:value="42.9326158348386" calcext:value-type="float">
            <text:p>42.9326158348386</text:p>
          </table:table-cell>
          <table:table-cell office:value-type="float" office:value="33.9422452241935" calcext:value-type="float">
            <text:p>33.9422452241935</text:p>
          </table:table-cell>
          <table:table-cell office:value-type="float" office:value="929.265103536786" calcext:value-type="float">
            <text:p>929.265103536786</text:p>
          </table:table-cell>
          <table:table-cell office:value-type="float" office:value="0.57357275" calcext:value-type="float">
            <text:p>0.57357275</text:p>
          </table:table-cell>
          <table:table-cell table:formula="of:=[.E5]/60*[.$B$27]*([.B5]-[.A5])" office:value-type="float" office:value="98.6866687975293" calcext:value-type="float">
            <text:p>98.6866687975293</text:p>
          </table:table-cell>
          <table:table-cell table:formula="of:=[.F5]/([.$B$26]*[.D5])" office:value-type="float" office:value="0.624697746904121" calcext:value-type="float">
            <text:p>0.624697746904121</text:p>
          </table:table-cell>
          <table:table-cell table:formula="of:=([.A5]-[.C5])/[.D5]" office:value-type="float" office:value="0.00701784043494854" calcext:value-type="float">
            <text:p>0.00701784043494854</text:p>
          </table:table-cell>
          <table:table-cell table:formula="of:=[.H5]-[.$H$24]" office:value-type="float" office:value="-0.00348144479971831" calcext:value-type="float">
            <text:p>-0.00348144479971831</text:p>
          </table:table-cell>
          <table:table-cell table:formula="of:=[.G5]-[.$G$24]" office:value-type="float" office:value="0.0472903493474951" calcext:value-type="float">
            <text:p>0.0472903493474951</text:p>
          </table:table-cell>
          <table:table-cell table:formula="of:=[.I5]*[.J5]" office:value-type="float" office:value="-0.000164638740812699" calcext:value-type="float">
            <text:p>-0.000164638740812699</text:p>
          </table:table-cell>
          <table:table-cell table:formula="of:=[.I5]^2" office:value-type="float" office:value="0.0000121204578934857" calcext:value-type="float">
            <text:p>1.21204578934857E-05</text:p>
          </table:table-cell>
        </table:table-row>
        <table:table-row table:style-name="ro1">
          <table:table-cell office:value-type="float" office:value="40.5975594477419" calcext:value-type="float">
            <text:p>40.5975594477419</text:p>
          </table:table-cell>
          <table:table-cell office:value-type="float" office:value="43.0688280167741" calcext:value-type="float">
            <text:p>43.0688280167741</text:p>
          </table:table-cell>
          <table:table-cell office:value-type="float" office:value="34.4941467190322" calcext:value-type="float">
            <text:p>34.4941467190322</text:p>
          </table:table-cell>
          <table:table-cell office:value-type="float" office:value="925.665806945232" calcext:value-type="float">
            <text:p>925.665806945232</text:p>
          </table:table-cell>
          <table:table-cell office:value-type="float" office:value="0.566608745967741" calcext:value-type="float">
            <text:p>0.566608745967741</text:p>
          </table:table-cell>
          <table:table-cell table:formula="of:=[.E6]/60*[.$B$27]*([.B6]-[.A6])" office:value-type="float" office:value="97.5805580628067" calcext:value-type="float">
            <text:p>97.5805580628067</text:p>
          </table:table-cell>
          <table:table-cell table:formula="of:=[.F6]/([.$B$26]*[.D6])" office:value-type="float" office:value="0.620097748469987" calcext:value-type="float">
            <text:p>0.620097748469987</text:p>
          </table:table-cell>
          <table:table-cell table:formula="of:=([.A6]-[.C6])/[.D6]" office:value-type="float" office:value="0.00659353805975769" calcext:value-type="float">
            <text:p>0.00659353805975769</text:p>
          </table:table-cell>
          <table:table-cell table:formula="of:=[.H6]-[.$H$24]" office:value-type="float" office:value="-0.00390574717490916" calcext:value-type="float">
            <text:p>-0.00390574717490916</text:p>
          </table:table-cell>
          <table:table-cell table:formula="of:=[.G6]-[.$G$24]" office:value-type="float" office:value="0.0426903509133617" calcext:value-type="float">
            <text:p>0.0426903509133617</text:p>
          </table:table-cell>
          <table:table-cell table:formula="of:=[.I6]*[.J6]" office:value-type="float" office:value="-0.000166737717475743" calcext:value-type="float">
            <text:p>-0.000166737717475743</text:p>
          </table:table-cell>
          <table:table-cell table:formula="of:=[.I6]^2" office:value-type="float" office:value="0.0000152548609943109" calcext:value-type="float">
            <text:p>1.52548609943109E-05</text:p>
          </table:table-cell>
        </table:table-row>
        <table:table-row table:style-name="ro1">
          <table:table-cell office:value-type="float" office:value="61.9108530245161" calcext:value-type="float">
            <text:p>61.9108530245161</text:p>
          </table:table-cell>
          <table:table-cell office:value-type="float" office:value="63.909630952258" calcext:value-type="float">
            <text:p>63.909630952258</text:p>
          </table:table-cell>
          <table:table-cell office:value-type="float" office:value="33.3045757190322" calcext:value-type="float">
            <text:p>33.3045757190322</text:p>
          </table:table-cell>
          <table:table-cell office:value-type="float" office:value="984.944865118345" calcext:value-type="float">
            <text:p>984.944865118345</text:p>
          </table:table-cell>
          <table:table-cell office:value-type="float" office:value="0.531186657258064" calcext:value-type="float">
            <text:p>0.531186657258064</text:p>
          </table:table-cell>
          <table:table-cell table:formula="of:=[.E7]/60*[.$B$27]*([.B7]-[.A7])" office:value-type="float" office:value="73.9897875909407" calcext:value-type="float">
            <text:p>73.9897875909407</text:p>
          </table:table-cell>
          <table:table-cell table:formula="of:=[.F7]/([.$B$26]*[.D7])" office:value-type="float" office:value="0.441886708653786" calcext:value-type="float">
            <text:p>0.441886708653786</text:p>
          </table:table-cell>
          <table:table-cell table:formula="of:=([.A7]-[.C7])/[.D7]" office:value-type="float" office:value="0.0290435315910264" calcext:value-type="float">
            <text:p>0.0290435315910264</text:p>
          </table:table-cell>
          <table:table-cell table:formula="of:=[.H7]-[.$H$24]" office:value-type="float" office:value="0.0185442463563596" calcext:value-type="float">
            <text:p>0.0185442463563596</text:p>
          </table:table-cell>
          <table:table-cell table:formula="of:=[.G7]-[.$G$24]" office:value-type="float" office:value="-0.13552068890284" calcext:value-type="float">
            <text:p>-0.13552068890284</text:p>
          </table:table-cell>
          <table:table-cell table:formula="of:=[.I7]*[.J7]" office:value-type="float" office:value="-0.00251312904139783" calcext:value-type="float">
            <text:p>-0.00251312904139783</text:p>
          </table:table-cell>
          <table:table-cell table:formula="of:=[.I7]^2" office:value-type="float" office:value="0.000343889072925355" calcext:value-type="float">
            <text:p>0.000343889072925355</text:p>
          </table:table-cell>
        </table:table-row>
        <table:table-row table:style-name="ro1">
          <table:table-cell office:value-type="float" office:value="61.8773594219354" calcext:value-type="float">
            <text:p>61.8773594219354</text:p>
          </table:table-cell>
          <table:table-cell office:value-type="float" office:value="63.9615567999999" calcext:value-type="float">
            <text:p>63.9615567999999</text:p>
          </table:table-cell>
          <table:table-cell office:value-type="float" office:value="33.5497531287096" calcext:value-type="float">
            <text:p>33.5497531287096</text:p>
          </table:table-cell>
          <table:table-cell office:value-type="float" office:value="987.075857047659" calcext:value-type="float">
            <text:p>987.075857047659</text:p>
          </table:table-cell>
          <table:table-cell office:value-type="float" office:value="0.527535042338709" calcext:value-type="float">
            <text:p>0.527535042338709</text:p>
          </table:table-cell>
          <table:table-cell table:formula="of:=[.E8]/60*[.$B$27]*([.B8]-[.A8])" office:value-type="float" office:value="76.6214271498321" calcext:value-type="float">
            <text:p>76.6214271498321</text:p>
          </table:table-cell>
          <table:table-cell table:formula="of:=[.F8]/([.$B$26]*[.D8])" office:value-type="float" office:value="0.456615643198932" calcext:value-type="float">
            <text:p>0.456615643198932</text:p>
          </table:table-cell>
          <table:table-cell table:formula="of:=([.A8]-[.C8])/[.D8]" office:value-type="float" office:value="0.0286985099381861" calcext:value-type="float">
            <text:p>0.0286985099381861</text:p>
          </table:table-cell>
          <table:table-cell table:formula="of:=[.H8]-[.$H$24]" office:value-type="float" office:value="0.0181992247035193" calcext:value-type="float">
            <text:p>0.0181992247035193</text:p>
          </table:table-cell>
          <table:table-cell table:formula="of:=[.G8]-[.$G$24]" office:value-type="float" office:value="-0.120791754357694" calcext:value-type="float">
            <text:p>-0.120791754357694</text:p>
          </table:table-cell>
          <table:table-cell table:formula="of:=[.I8]*[.J8]" office:value-type="float" office:value="-0.00219831627988797" calcext:value-type="float">
            <text:p>-0.00219831627988797</text:p>
          </table:table-cell>
          <table:table-cell table:formula="of:=[.I8]^2" office:value-type="float" office:value="0.000331211779809185" calcext:value-type="float">
            <text:p>0.000331211779809185</text:p>
          </table:table-cell>
        </table:table-row>
        <table:table-row table:style-name="ro1">
          <table:table-cell office:value-type="float" office:value="62.0324553012903" calcext:value-type="float">
            <text:p>62.0324553012903</text:p>
          </table:table-cell>
          <table:table-cell office:value-type="float" office:value="64.0823080658064" calcext:value-type="float">
            <text:p>64.0823080658064</text:p>
          </table:table-cell>
          <table:table-cell office:value-type="float" office:value="33.5654634932257" calcext:value-type="float">
            <text:p>33.5654634932257</text:p>
          </table:table-cell>
          <table:table-cell office:value-type="float" office:value="993.99545129205" calcext:value-type="float">
            <text:p>993.99545129205</text:p>
          </table:table-cell>
          <table:table-cell office:value-type="float" office:value="0.526911510080645" calcext:value-type="float">
            <text:p>0.526911510080645</text:p>
          </table:table-cell>
          <table:table-cell table:formula="of:=[.E9]/60*[.$B$27]*([.B9]-[.A9])" office:value-type="float" office:value="75.2697427250647" calcext:value-type="float">
            <text:p>75.2697427250647</text:p>
          </table:table-cell>
          <table:table-cell table:formula="of:=[.F9]/([.$B$26]*[.D9])" office:value-type="float" office:value="0.4454378457415" calcext:value-type="float">
            <text:p>0.4454378457415</text:p>
          </table:table-cell>
          <table:table-cell table:formula="of:=([.A9]-[.C9])/[.D9]" office:value-type="float" office:value="0.0286389558131897" calcext:value-type="float">
            <text:p>0.0286389558131897</text:p>
          </table:table-cell>
          <table:table-cell table:formula="of:=[.H9]-[.$H$24]" office:value-type="float" office:value="0.0181396705785229" calcext:value-type="float">
            <text:p>0.0181396705785229</text:p>
          </table:table-cell>
          <table:table-cell table:formula="of:=[.G9]-[.$G$24]" office:value-type="float" office:value="-0.131969551815126" calcext:value-type="float">
            <text:p>-0.131969551815126</text:p>
          </table:table-cell>
          <table:table-cell table:formula="of:=[.I9]*[.J9]" office:value-type="float" office:value="-0.00239388419632169" calcext:value-type="float">
            <text:p>-0.00239388419632169</text:p>
          </table:table-cell>
          <table:table-cell table:formula="of:=[.I9]^2" office:value-type="float" office:value="0.000329047648697328" calcext:value-type="float">
            <text:p>0.000329047648697328</text:p>
          </table:table-cell>
        </table:table-row>
        <table:table-row table:style-name="ro1">
          <table:table-cell office:value-type="float" office:value="62.2340273531034" calcext:value-type="float">
            <text:p>62.2340273531034</text:p>
          </table:table-cell>
          <table:table-cell office:value-type="float" office:value="64.2453380979309" calcext:value-type="float">
            <text:p>64.2453380979309</text:p>
          </table:table-cell>
          <table:table-cell office:value-type="float" office:value="34.1739931517241" calcext:value-type="float">
            <text:p>34.1739931517241</text:p>
          </table:table-cell>
          <table:table-cell office:value-type="float" office:value="993.963688890061" calcext:value-type="float">
            <text:p>993.963688890061</text:p>
          </table:table-cell>
          <table:table-cell office:value-type="float" office:value="0.512719064655172" calcext:value-type="float">
            <text:p>0.512719064655172</text:p>
          </table:table-cell>
          <table:table-cell table:formula="of:=[.E10]/60*[.$B$27]*([.B10]-[.A10])" office:value-type="float" office:value="71.8652131555961" calcext:value-type="float">
            <text:p>71.8652131555961</text:p>
          </table:table-cell>
          <table:table-cell table:formula="of:=[.F10]/([.$B$26]*[.D10])" office:value-type="float" office:value="0.42530381411232" calcext:value-type="float">
            <text:p>0.42530381411232</text:p>
          </table:table-cell>
          <table:table-cell table:formula="of:=([.A10]-[.C10])/[.D10]" office:value-type="float" office:value="0.0282304419316498" calcext:value-type="float">
            <text:p>0.0282304419316498</text:p>
          </table:table-cell>
          <table:table-cell table:formula="of:=[.H10]-[.$H$24]" office:value-type="float" office:value="0.017731156696983" calcext:value-type="float">
            <text:p>0.017731156696983</text:p>
          </table:table-cell>
          <table:table-cell table:formula="of:=[.G10]-[.$G$24]" office:value-type="float" office:value="-0.152103583444305" calcext:value-type="float">
            <text:p>-0.152103583444305</text:p>
          </table:table-cell>
          <table:table-cell table:formula="of:=[.I10]*[.J10]" office:value-type="float" office:value="-0.0026969724722236" calcext:value-type="float">
            <text:p>-0.0026969724722236</text:p>
          </table:table-cell>
          <table:table-cell table:formula="of:=[.I10]^2" office:value-type="float" office:value="0.000314393917812964" calcext:value-type="float">
            <text:p>0.000314393917812964</text:p>
          </table:table-cell>
        </table:table-row>
        <table:table-row table:style-name="ro1">
          <table:table-cell office:value-type="float" office:value="41.7617209087096" calcext:value-type="float">
            <text:p>41.7617209087096</text:p>
          </table:table-cell>
          <table:table-cell office:value-type="float" office:value="44.2449890929032" calcext:value-type="float">
            <text:p>44.2449890929032</text:p>
          </table:table-cell>
          <table:table-cell office:value-type="float" office:value="31.100877598387" calcext:value-type="float">
            <text:p>31.100877598387</text:p>
          </table:table-cell>
          <table:table-cell office:value-type="float" office:value="1033.42810425253" calcext:value-type="float">
            <text:p>1033.42810425253</text:p>
          </table:table-cell>
          <table:table-cell office:value-type="float" office:value="0.593907854838709" calcext:value-type="float">
            <text:p>0.593907854838709</text:p>
          </table:table-cell>
          <table:table-cell table:formula="of:=[.E11]/60*[.$B$27]*([.B11]-[.A11])" office:value-type="float" office:value="102.778617495439" calcext:value-type="float">
            <text:p>102.778617495439</text:p>
          </table:table-cell>
          <table:table-cell table:formula="of:=[.F11]/([.$B$26]*[.D11])" office:value-type="float" office:value="0.585023864191922" calcext:value-type="float">
            <text:p>0.585023864191922</text:p>
          </table:table-cell>
          <table:table-cell table:formula="of:=([.A11]-[.C11])/[.D11]" office:value-type="float" office:value="0.0103159990196256" calcext:value-type="float">
            <text:p>0.0103159990196256</text:p>
          </table:table-cell>
          <table:table-cell table:formula="of:=[.H11]-[.$H$24]" office:value-type="float" office:value="-0.000183286215041293" calcext:value-type="float">
            <text:p>-0.000183286215041293</text:p>
          </table:table-cell>
          <table:table-cell table:formula="of:=[.G11]-[.$G$24]" office:value-type="float" office:value="0.00761646663529603" calcext:value-type="float">
            <text:p>0.00761646663529603</text:p>
          </table:table-cell>
          <table:table-cell table:formula="of:=[.I11]*[.J11]" office:value-type="float" office:value="-0.0000013959933415717" calcext:value-type="float">
            <text:p>-1.3959933415717E-06</text:p>
          </table:table-cell>
          <table:table-cell table:formula="of:=[.I11]^2" office:value-type="float" office:value="0.0000000335938366241632" calcext:value-type="float">
            <text:p>3.35938366241632E-08</text:p>
          </table:table-cell>
        </table:table-row>
        <table:table-row table:style-name="ro1">
          <table:table-cell office:value-type="float" office:value="41.8647464412903" calcext:value-type="float">
            <text:p>41.8647464412903</text:p>
          </table:table-cell>
          <table:table-cell office:value-type="float" office:value="44.3511918212902" calcext:value-type="float">
            <text:p>44.3511918212902</text:p>
          </table:table-cell>
          <table:table-cell office:value-type="float" office:value="31.192399078387" calcext:value-type="float">
            <text:p>31.192399078387</text:p>
          </table:table-cell>
          <table:table-cell office:value-type="float" office:value="1029.24003998321" calcext:value-type="float">
            <text:p>1029.24003998321</text:p>
          </table:table-cell>
          <table:table-cell office:value-type="float" office:value="0.601491711693548" calcext:value-type="float">
            <text:p>0.601491711693548</text:p>
          </table:table-cell>
          <table:table-cell table:formula="of:=[.E12]/60*[.$B$27]*([.B12]-[.A12])" office:value-type="float" office:value="104.224218859089" calcext:value-type="float">
            <text:p>104.224218859089</text:p>
          </table:table-cell>
          <table:table-cell table:formula="of:=[.F12]/([.$B$26]*[.D12])" office:value-type="float" office:value="0.595666332955315" calcext:value-type="float">
            <text:p>0.595666332955315</text:p>
          </table:table-cell>
          <table:table-cell table:formula="of:=([.A12]-[.C12])/[.D12]" office:value-type="float" office:value="0.0103691529170177" calcext:value-type="float">
            <text:p>0.0103691529170177</text:p>
          </table:table-cell>
          <table:table-cell table:formula="of:=[.H12]-[.$H$24]" office:value-type="float" office:value="-0.000130132317649167" calcext:value-type="float">
            <text:p>-0.000130132317649167</text:p>
          </table:table-cell>
          <table:table-cell table:formula="of:=[.G12]-[.$G$24]" office:value-type="float" office:value="0.0182589353986889" calcext:value-type="float">
            <text:p>0.0182589353986889</text:p>
          </table:table-cell>
          <table:table-cell table:formula="of:=[.I12]*[.J12]" office:value-type="float" office:value="-0.00000237607758123781" calcext:value-type="float">
            <text:p>-2.37607758123781E-06</text:p>
          </table:table-cell>
          <table:table-cell table:formula="of:=[.I12]^2" office:value-type="float" office:value="0.0000000169344200967438" calcext:value-type="float">
            <text:p>1.69344200967438E-08</text:p>
          </table:table-cell>
        </table:table-row>
        <table:table-row table:style-name="ro1">
          <table:table-cell office:value-type="float" office:value="42.1925447625806" calcext:value-type="float">
            <text:p>42.1925447625806</text:p>
          </table:table-cell>
          <table:table-cell office:value-type="float" office:value="44.7383425619354" calcext:value-type="float">
            <text:p>44.7383425619354</text:p>
          </table:table-cell>
          <table:table-cell office:value-type="float" office:value="31.5064653029032" calcext:value-type="float">
            <text:p>31.5064653029032</text:p>
          </table:table-cell>
          <table:table-cell office:value-type="float" office:value="994.825273342053" calcext:value-type="float">
            <text:p>994.825273342053</text:p>
          </table:table-cell>
          <table:table-cell office:value-type="float" office:value="0.526663887096774" calcext:value-type="float">
            <text:p>0.526663887096774</text:p>
          </table:table-cell>
          <table:table-cell table:formula="of:=[.E13]/60*[.$B$27]*([.B13]-[.A13])" office:value-type="float" office:value="93.4367071739225" calcext:value-type="float">
            <text:p>93.4367071739225</text:p>
          </table:table-cell>
          <table:table-cell table:formula="of:=[.F13]/([.$B$26]*[.D13])" office:value-type="float" office:value="0.552486656688895" calcext:value-type="float">
            <text:p>0.552486656688895</text:p>
          </table:table-cell>
          <table:table-cell table:formula="of:=([.A13]-[.C13])/[.D13]" office:value-type="float" office:value="0.0107416646380305" calcext:value-type="float">
            <text:p>0.0107416646380305</text:p>
          </table:table-cell>
          <table:table-cell table:formula="of:=[.H13]-[.$H$24]" office:value-type="float" office:value="0.000242379403363694" calcext:value-type="float">
            <text:p>0.000242379403363694</text:p>
          </table:table-cell>
          <table:table-cell table:formula="of:=[.G13]-[.$G$24]" office:value-type="float" office:value="-0.0249207408677302" calcext:value-type="float">
            <text:p>-0.0249207408677302</text:p>
          </table:table-cell>
          <table:table-cell table:formula="of:=[.I13]*[.J13]" office:value-type="float" office:value="-0.00000604027430290168" calcext:value-type="float">
            <text:p>-6.04027430290168E-06</text:p>
          </table:table-cell>
          <table:table-cell table:formula="of:=[.I13]^2" office:value-type="float" office:value="0.0000000587477751749403" calcext:value-type="float">
            <text:p>5.87477751749403E-08</text:p>
          </table:table-cell>
        </table:table-row>
        <table:table-row table:style-name="ro1">
          <table:table-cell office:value-type="float" office:value="53.0339104212903" calcext:value-type="float">
            <text:p>53.0339104212903</text:p>
          </table:table-cell>
          <table:table-cell office:value-type="float" office:value="55.479650368387" calcext:value-type="float">
            <text:p>55.479650368387</text:p>
          </table:table-cell>
          <table:table-cell office:value-type="float" office:value="29.9865139858064" calcext:value-type="float">
            <text:p>29.9865139858064</text:p>
          </table:table-cell>
          <table:table-cell office:value-type="float" office:value="1027.69061628452" calcext:value-type="float">
            <text:p>1027.69061628452</text:p>
          </table:table-cell>
          <table:table-cell office:value-type="float" office:value="0.519153780241935" calcext:value-type="float">
            <text:p>0.519153780241935</text:p>
          </table:table-cell>
          <table:table-cell table:formula="of:=[.E14]/60*[.$B$27]*([.B14]-[.A14])" office:value-type="float" office:value="88.4843318466814" calcext:value-type="float">
            <text:p>88.4843318466814</text:p>
          </table:table-cell>
          <table:table-cell table:formula="of:=[.F14]/([.$B$26]*[.D14])" office:value-type="float" office:value="0.506471560057779" calcext:value-type="float">
            <text:p>0.506471560057779</text:p>
          </table:table-cell>
          <table:table-cell table:formula="of:=([.A14]-[.C14])/[.D14]" office:value-type="float" office:value="0.0224263957170386" calcext:value-type="float">
            <text:p>0.0224263957170386</text:p>
          </table:table-cell>
          <table:table-cell table:formula="of:=[.H14]-[.$H$24]" office:value-type="float" office:value="0.0119271104823717" calcext:value-type="float">
            <text:p>0.0119271104823717</text:p>
          </table:table-cell>
          <table:table-cell table:formula="of:=[.G14]-[.$G$24]" office:value-type="float" office:value="-0.0709358374988465" calcext:value-type="float">
            <text:p>-0.0709358374988465</text:p>
          </table:table-cell>
          <table:table-cell table:formula="of:=[.I14]*[.J14]" office:value-type="float" office:value="-0.00084605957100831" calcext:value-type="float">
            <text:p>-0.00084605957100831</text:p>
          </table:table-cell>
          <table:table-cell table:formula="of:=[.I14]^2" office:value-type="float" office:value="0.000142255964458702" calcext:value-type="float">
            <text:p>0.000142255964458702</text:p>
          </table:table-cell>
        </table:table-row>
        <table:table-row table:style-name="ro1">
          <table:table-cell office:value-type="float" office:value="47.1496409325806" calcext:value-type="float">
            <text:p>47.1496409325806</text:p>
          </table:table-cell>
          <table:table-cell office:value-type="float" office:value="48.9955385529031" calcext:value-type="float">
            <text:p>48.9955385529031</text:p>
          </table:table-cell>
          <table:table-cell office:value-type="float" office:value="33.0353004070967" calcext:value-type="float">
            <text:p>33.0353004070967</text:p>
          </table:table-cell>
          <table:table-cell office:value-type="float" office:value="788.809840313942" calcext:value-type="float">
            <text:p>788.809840313942</text:p>
          </table:table-cell>
          <table:table-cell office:value-type="float" office:value="0.569136881048387" calcext:value-type="float">
            <text:p>0.569136881048387</text:p>
          </table:table-cell>
          <table:table-cell table:formula="of:=[.E15]/60*[.$B$27]*([.B15]-[.A15])" office:value-type="float" office:value="73.2123618497385" calcext:value-type="float">
            <text:p>73.2123618497385</text:p>
          </table:table-cell>
          <table:table-cell table:formula="of:=[.F15]/([.$B$26]*[.D15])" office:value-type="float" office:value="0.545962955895536" calcext:value-type="float">
            <text:p>0.545962955895536</text:p>
          </table:table-cell>
          <table:table-cell table:formula="of:=([.A15]-[.C15])/[.D15]" office:value-type="float" office:value="0.0178932105104907" calcext:value-type="float">
            <text:p>0.0178932105104907</text:p>
          </table:table-cell>
          <table:table-cell table:formula="of:=[.H15]-[.$H$24]" office:value-type="float" office:value="0.00739392527582383" calcext:value-type="float">
            <text:p>0.00739392527582383</text:p>
          </table:table-cell>
          <table:table-cell table:formula="of:=[.G15]-[.$G$24]" office:value-type="float" office:value="-0.0314444416610896" calcext:value-type="float">
            <text:p>-0.0314444416610896</text:p>
          </table:table-cell>
          <table:table-cell table:formula="of:=[.I15]*[.J15]" office:value-type="float" office:value="-0.000232497851982098" calcext:value-type="float">
            <text:p>-0.000232497851982098</text:p>
          </table:table-cell>
          <table:table-cell table:formula="of:=[.I15]^2" office:value-type="float" office:value="0.0000546701309844665" calcext:value-type="float">
            <text:p>5.46701309844665E-05</text:p>
          </table:table-cell>
        </table:table-row>
        <table:table-row table:style-name="ro1">
          <table:table-cell office:value-type="float" office:value="47.3483418816128" calcext:value-type="float">
            <text:p>47.3483418816128</text:p>
          </table:table-cell>
          <table:table-cell office:value-type="float" office:value="49.2726565890322" calcext:value-type="float">
            <text:p>49.2726565890322</text:p>
          </table:table-cell>
          <table:table-cell office:value-type="float" office:value="33.3213096503225" calcext:value-type="float">
            <text:p>33.3213096503225</text:p>
          </table:table-cell>
          <table:table-cell office:value-type="float" office:value="780.110560999086" calcext:value-type="float">
            <text:p>780.110560999086</text:p>
          </table:table-cell>
          <table:table-cell office:value-type="float" office:value="0.557135987903226" calcext:value-type="float">
            <text:p>0.557135987903226</text:p>
          </table:table-cell>
          <table:table-cell table:formula="of:=[.E16]/60*[.$B$27]*([.B16]-[.A16])" office:value-type="float" office:value="74.7132089047894" calcext:value-type="float">
            <text:p>74.7132089047894</text:p>
          </table:table-cell>
          <table:table-cell table:formula="of:=[.F16]/([.$B$26]*[.D16])" office:value-type="float" office:value="0.563368176406901" calcext:value-type="float">
            <text:p>0.563368176406901</text:p>
          </table:table-cell>
          <table:table-cell table:formula="of:=([.A16]-[.C16])/[.D16]" office:value-type="float" office:value="0.0179808259656502" calcext:value-type="float">
            <text:p>0.0179808259656502</text:p>
          </table:table-cell>
          <table:table-cell table:formula="of:=[.H16]-[.$H$24]" office:value-type="float" office:value="0.00748154073098334" calcext:value-type="float">
            <text:p>0.00748154073098334</text:p>
          </table:table-cell>
          <table:table-cell table:formula="of:=[.G16]-[.$G$24]" office:value-type="float" office:value="-0.0140392211497244" calcext:value-type="float">
            <text:p>-0.0140392211497244</text:p>
          </table:table-cell>
          <table:table-cell table:formula="of:=[.I16]*[.J16]" office:value-type="float" office:value="-0.000105035004862946" calcext:value-type="float">
            <text:p>-0.000105035004862946</text:p>
          </table:table-cell>
          <table:table-cell table:formula="of:=[.I16]^2" office:value-type="float" office:value="0.0000559734517093627" calcext:value-type="float">
            <text:p>5.59734517093627E-05</text:p>
          </table:table-cell>
        </table:table-row>
        <table:table-row table:style-name="ro1">
          <table:table-cell office:value-type="float" office:value="28.9564640664516" calcext:value-type="float">
            <text:p>28.9564640664516</text:p>
          </table:table-cell>
          <table:table-cell office:value-type="float" office:value="31.2562163767741" calcext:value-type="float">
            <text:p>31.2562163767741</text:p>
          </table:table-cell>
          <table:table-cell office:value-type="float" office:value="29.2981506358064" calcext:value-type="float">
            <text:p>29.2981506358064</text:p>
          </table:table-cell>
          <table:table-cell office:value-type="float" office:value="798.17869783054" calcext:value-type="float">
            <text:p>798.17869783054</text:p>
          </table:table-cell>
          <table:table-cell office:value-type="float" office:value="0.51128295766129" calcext:value-type="float">
            <text:p>0.51128295766129</text:p>
          </table:table-cell>
          <table:table-cell table:formula="of:=[.E17]/60*[.$B$27]*([.B17]-[.A17])" office:value-type="float" office:value="81.9412262202024" calcext:value-type="float">
            <text:p>81.9412262202024</text:p>
          </table:table-cell>
          <table:table-cell table:formula="of:=[.F17]/([.$B$26]*[.D17])" office:value-type="float" office:value="0.603883834998499" calcext:value-type="float">
            <text:p>0.603883834998499</text:p>
          </table:table-cell>
          <table:table-cell table:formula="of:=([.A17]-[.C17])/[.D17]" office:value-type="float" office:value="-0.000428082796851772" calcext:value-type="float">
            <text:p>-0.000428082796851772</text:p>
          </table:table-cell>
          <table:table-cell table:formula="of:=[.H17]-[.$H$24]" office:value-type="float" office:value="-0.0109273680315186" calcext:value-type="float">
            <text:p>-0.0109273680315186</text:p>
          </table:table-cell>
          <table:table-cell table:formula="of:=[.G17]-[.$G$24]" office:value-type="float" office:value="0.026476437441873" calcext:value-type="float">
            <text:p>0.026476437441873</text:p>
          </table:table-cell>
          <table:table-cell table:formula="of:=[.I17]*[.J17]" office:value-type="float" office:value="-0.000289317776090826" calcext:value-type="float">
            <text:p>-0.000289317776090826</text:p>
          </table:table-cell>
          <table:table-cell table:formula="of:=[.I17]^2" office:value-type="float" office:value="0.000119407372096255" calcext:value-type="float">
            <text:p>0.000119407372096255</text:p>
          </table:table-cell>
        </table:table-row>
        <table:table-row table:style-name="ro1">
          <table:table-cell office:value-type="float" office:value="29.0116607412903" calcext:value-type="float">
            <text:p>29.0116607412903</text:p>
          </table:table-cell>
          <table:table-cell office:value-type="float" office:value="30.956909156129" calcext:value-type="float">
            <text:p>30.956909156129</text:p>
          </table:table-cell>
          <table:table-cell office:value-type="float" office:value="28.8241132677419" calcext:value-type="float">
            <text:p>28.8241132677419</text:p>
          </table:table-cell>
          <table:table-cell office:value-type="float" office:value="835.868751388306" calcext:value-type="float">
            <text:p>835.868751388306</text:p>
          </table:table-cell>
          <table:table-cell office:value-type="float" office:value="0.557916044354839" calcext:value-type="float">
            <text:p>0.557916044354839</text:p>
          </table:table-cell>
          <table:table-cell table:formula="of:=[.E18]/60*[.$B$27]*([.B18]-[.A18])" office:value-type="float" office:value="75.631723810491" calcext:value-type="float">
            <text:p>75.631723810491</text:p>
          </table:table-cell>
          <table:table-cell table:formula="of:=[.F18]/([.$B$26]*[.D18])" office:value-type="float" office:value="0.532251615177574" calcext:value-type="float">
            <text:p>0.532251615177574</text:p>
          </table:table-cell>
          <table:table-cell table:formula="of:=([.A18]-[.C18])/[.D18]" office:value-type="float" office:value="0.000224374309048997" calcext:value-type="float">
            <text:p>0.000224374309048997</text:p>
          </table:table-cell>
          <table:table-cell table:formula="of:=[.H18]-[.$H$24]" office:value-type="float" office:value="-0.0102749109256179" calcext:value-type="float">
            <text:p>-0.0102749109256179</text:p>
          </table:table-cell>
          <table:table-cell table:formula="of:=[.G18]-[.$G$24]" office:value-type="float" office:value="-0.0451557823790514" calcext:value-type="float">
            <text:p>-0.0451557823790514</text:p>
          </table:table-cell>
          <table:table-cell table:formula="of:=[.I18]*[.J18]" office:value-type="float" office:value="0.000463971641721337" calcext:value-type="float">
            <text:p>0.000463971641721337</text:p>
          </table:table-cell>
          <table:table-cell table:formula="of:=[.I18]^2" office:value-type="float" office:value="0.000105573794529381" calcext:value-type="float">
            <text:p>0.000105573794529381</text:p>
          </table:table-cell>
        </table:table-row>
        <table:table-row table:style-name="ro1">
          <table:table-cell office:value-type="float" office:value="29.3173345387096" calcext:value-type="float">
            <text:p>29.3173345387096</text:p>
          </table:table-cell>
          <table:table-cell office:value-type="float" office:value="31.4092500690322" calcext:value-type="float">
            <text:p>31.4092500690322</text:p>
          </table:table-cell>
          <table:table-cell office:value-type="float" office:value="28.9762964032257" calcext:value-type="float">
            <text:p>28.9762964032257</text:p>
          </table:table-cell>
          <table:table-cell office:value-type="float" office:value="839.985499913616" calcext:value-type="float">
            <text:p>839.985499913616</text:p>
          </table:table-cell>
          <table:table-cell office:value-type="float" office:value="0.554565969758064" calcext:value-type="float">
            <text:p>0.554565969758064</text:p>
          </table:table-cell>
          <table:table-cell table:formula="of:=[.E19]/60*[.$B$27]*([.B19]-[.A19])" office:value-type="float" office:value="80.8457954210989" calcext:value-type="float">
            <text:p>80.8457954210989</text:p>
          </table:table-cell>
          <table:table-cell table:formula="of:=[.F19]/([.$B$26]*[.D19])" office:value-type="float" office:value="0.566156799761376" calcext:value-type="float">
            <text:p>0.566156799761376</text:p>
          </table:table-cell>
          <table:table-cell table:formula="of:=([.A19]-[.C19])/[.D19]" office:value-type="float" office:value="0.000406004788795725" calcext:value-type="float">
            <text:p>0.000406004788795725</text:p>
          </table:table-cell>
          <table:table-cell table:formula="of:=[.H19]-[.$H$24]" office:value-type="float" office:value="-0.0100932804458711" calcext:value-type="float">
            <text:p>-0.0100932804458711</text:p>
          </table:table-cell>
          <table:table-cell table:formula="of:=[.G19]-[.$G$24]" office:value-type="float" office:value="-0.0112505977952497" calcext:value-type="float">
            <text:p>-0.0112505977952497</text:p>
          </table:table-cell>
          <table:table-cell table:formula="of:=[.I19]*[.J19]" office:value-type="float" office:value="0.000113555438731155" calcext:value-type="float">
            <text:p>0.000113555438731155</text:p>
          </table:table-cell>
          <table:table-cell table:formula="of:=[.I19]^2" office:value-type="float" office:value="0.000101874310159004" calcext:value-type="float">
            <text:p>0.000101874310159004</text:p>
          </table:table-cell>
        </table:table-row>
        <table:table-row table:style-name="ro1">
          <table:table-cell office:value-type="float" office:value="29.6031470074193" calcext:value-type="float">
            <text:p>29.6031470074193</text:p>
          </table:table-cell>
          <table:table-cell office:value-type="float" office:value="32.9288273019354" calcext:value-type="float">
            <text:p>32.9288273019354</text:p>
          </table:table-cell>
          <table:table-cell office:value-type="float" office:value="30.1880600774193" calcext:value-type="float">
            <text:p>30.1880600774193</text:p>
          </table:table-cell>
          <table:table-cell office:value-type="float" office:value="1047.12187230051" calcext:value-type="float">
            <text:p>1047.12187230051</text:p>
          </table:table-cell>
          <table:table-cell office:value-type="float" office:value="0.520031272177419" calcext:value-type="float">
            <text:p>0.520031272177419</text:p>
          </table:table-cell>
          <table:table-cell table:formula="of:=[.E20]/60*[.$B$27]*([.B20]-[.A20])" office:value-type="float" office:value="120.523028475422" calcext:value-type="float">
            <text:p>120.523028475422</text:p>
          </table:table-cell>
          <table:table-cell table:formula="of:=[.F20]/([.$B$26]*[.D20])" office:value-type="float" office:value="0.67705489665145" calcext:value-type="float">
            <text:p>0.67705489665145</text:p>
          </table:table-cell>
          <table:table-cell table:formula="of:=([.A20]-[.C20])/[.D20]" office:value-type="float" office:value="-0.000558591206499161" calcext:value-type="float">
            <text:p>-0.000558591206499161</text:p>
          </table:table-cell>
          <table:table-cell table:formula="of:=[.H20]-[.$H$24]" office:value-type="float" office:value="-0.011057876441166" calcext:value-type="float">
            <text:p>-0.011057876441166</text:p>
          </table:table-cell>
          <table:table-cell table:formula="of:=[.G20]-[.$G$24]" office:value-type="float" office:value="0.0996474990948243" calcext:value-type="float">
            <text:p>0.0996474990948243</text:p>
          </table:table-cell>
          <table:table-cell table:formula="of:=[.I20]*[.J20]" office:value-type="float" office:value="-0.00110188973266177" calcext:value-type="float">
            <text:p>-0.00110188973266177</text:p>
          </table:table-cell>
          <table:table-cell table:formula="of:=[.I20]^2" office:value-type="float" office:value="0.000122276631388094" calcext:value-type="float">
            <text:p>0.000122276631388094</text:p>
          </table:table-cell>
        </table:table-row>
        <table:table-row table:style-name="ro1">
          <table:table-cell office:value-type="float" office:value="29.6638992574193" calcext:value-type="float">
            <text:p>29.6638992574193</text:p>
          </table:table-cell>
          <table:table-cell office:value-type="float" office:value="32.9970257219354" calcext:value-type="float">
            <text:p>32.9970257219354</text:p>
          </table:table-cell>
          <table:table-cell office:value-type="float" office:value="30.5574786770967" calcext:value-type="float">
            <text:p>30.5574786770967</text:p>
          </table:table-cell>
          <table:table-cell office:value-type="float" office:value="1064.53025396747" calcext:value-type="float">
            <text:p>1064.53025396747</text:p>
          </table:table-cell>
          <table:table-cell office:value-type="float" office:value="0.519718723790322" calcext:value-type="float">
            <text:p>0.519718723790322</text:p>
          </table:table-cell>
          <table:table-cell table:formula="of:=[.E21]/60*[.$B$27]*([.B21]-[.A21])" office:value-type="float" office:value="120.720279766815" calcext:value-type="float">
            <text:p>120.720279766815</text:p>
          </table:table-cell>
          <table:table-cell table:formula="of:=[.F21]/([.$B$26]*[.D21])" office:value-type="float" office:value="0.667072908542881" calcext:value-type="float">
            <text:p>0.667072908542881</text:p>
          </table:table-cell>
          <table:table-cell table:formula="of:=([.A21]-[.C21])/[.D21]" office:value-type="float" office:value="-0.000839411953156859" calcext:value-type="float">
            <text:p>-0.000839411953156859</text:p>
          </table:table-cell>
          <table:table-cell table:formula="of:=[.H21]-[.$H$24]" office:value-type="float" office:value="-0.0113386971878237" calcext:value-type="float">
            <text:p>-0.0113386971878237</text:p>
          </table:table-cell>
          <table:table-cell table:formula="of:=[.G21]-[.$G$24]" office:value-type="float" office:value="0.0896655109862558" calcext:value-type="float">
            <text:p>0.0896655109862558</text:p>
          </table:table-cell>
          <table:table-cell table:formula="of:=[.I21]*[.J21]" office:value-type="float" office:value="-0.00101669007726463" calcext:value-type="float">
            <text:p>-0.00101669007726463</text:p>
          </table:table-cell>
          <table:table-cell table:formula="of:=[.I21]^2" office:value-type="float" office:value="0.000128566053917161" calcext:value-type="float">
            <text:p>0.000128566053917161</text:p>
          </table:table-cell>
        </table:table-row>
        <table:table-row table:style-name="ro1">
          <table:table-cell office:value-type="float" office:value="29.8115405006451" calcext:value-type="float">
            <text:p>29.8115405006451</text:p>
          </table:table-cell>
          <table:table-cell office:value-type="float" office:value="33.2490604780644" calcext:value-type="float">
            <text:p>33.2490604780644</text:p>
          </table:table-cell>
          <table:table-cell office:value-type="float" office:value="31.5960118616128" calcext:value-type="float">
            <text:p>31.5960118616128</text:p>
          </table:table-cell>
          <table:table-cell office:value-type="float" office:value="1118.58155095392" calcext:value-type="float">
            <text:p>1118.58155095392</text:p>
          </table:table-cell>
          <table:table-cell office:value-type="float" office:value="0.520073679435484" calcext:value-type="float">
            <text:p>0.520073679435484</text:p>
          </table:table-cell>
          <table:table-cell table:formula="of:=[.E22]/60*[.$B$27]*([.B22]-[.A22])" office:value-type="float" office:value="124.586270053691" calcext:value-type="float">
            <text:p>124.586270053691</text:p>
          </table:table-cell>
          <table:table-cell table:formula="of:=[.F22]/([.$B$26]*[.D22])" office:value-type="float" office:value="0.655169407590852" calcext:value-type="float">
            <text:p>0.655169407590852</text:p>
          </table:table-cell>
          <table:table-cell table:formula="of:=([.A22]-[.C22])/[.D22]" office:value-type="float" office:value="-0.00159529840220046" calcext:value-type="float">
            <text:p>-0.00159529840220046</text:p>
          </table:table-cell>
          <table:table-cell table:formula="of:=[.H22]-[.$H$24]" office:value-type="float" office:value="-0.0120945836368673" calcext:value-type="float">
            <text:p>-0.0120945836368673</text:p>
          </table:table-cell>
          <table:table-cell table:formula="of:=[.G22]-[.$G$24]" office:value-type="float" office:value="0.0777620100342266" calcext:value-type="float">
            <text:p>0.0777620100342266</text:p>
          </table:table-cell>
          <table:table-cell table:formula="of:=[.I22]*[.J22]" office:value-type="float" office:value="-0.000940499134129868" calcext:value-type="float">
            <text:p>-0.000940499134129868</text:p>
          </table:table-cell>
          <table:table-cell table:formula="of:=[.I22]^2" office:value-type="float" office:value="0.000146278953349178" calcext:value-type="float">
            <text:p>0.000146278953349178</text:p>
          </table:table-cell>
        </table:table-row>
        <table:table-row table:style-name="ro1">
          <table:table-cell office:value-type="float" office:value="29.8787207306451" calcext:value-type="float">
            <text:p>29.8787207306451</text:p>
          </table:table-cell>
          <table:table-cell office:value-type="float" office:value="33.342073584516" calcext:value-type="float">
            <text:p>33.342073584516</text:p>
          </table:table-cell>
          <table:table-cell office:value-type="float" office:value="31.7865523012903" calcext:value-type="float">
            <text:p>31.7865523012903</text:p>
          </table:table-cell>
          <table:table-cell office:value-type="float" office:value="1123.2233037984" calcext:value-type="float">
            <text:p>1123.2233037984</text:p>
          </table:table-cell>
          <table:table-cell office:value-type="float" office:value="0.525522588709677" calcext:value-type="float">
            <text:p>0.525522588709677</text:p>
          </table:table-cell>
          <table:table-cell table:formula="of:=[.E23]/60*[.$B$27]*([.B23]-[.A23])" office:value-type="float" office:value="126.837655817639" calcext:value-type="float">
            <text:p>126.837655817639</text:p>
          </table:table-cell>
          <table:table-cell table:formula="of:=[.F23]/([.$B$26]*[.D23])" office:value-type="float" office:value="0.664252473419776" calcext:value-type="float">
            <text:p>0.664252473419776</text:p>
          </table:table-cell>
          <table:table-cell table:formula="of:=([.A23]-[.C23])/[.D23]" office:value-type="float" office:value="-0.00169853275318763" calcext:value-type="float">
            <text:p>-0.00169853275318763</text:p>
          </table:table-cell>
          <table:table-cell table:formula="of:=[.H23]-[.$H$24]" office:value-type="float" office:value="-0.0121978179878545" calcext:value-type="float">
            <text:p>-0.0121978179878545</text:p>
          </table:table-cell>
          <table:table-cell table:formula="of:=[.G23]-[.$G$24]" office:value-type="float" office:value="0.0868450758631506" calcext:value-type="float">
            <text:p>0.0868450758631506</text:p>
          </table:table-cell>
          <table:table-cell table:formula="of:=[.I23]*[.J23]" office:value-type="float" office:value="-0.00105932042852013" calcext:value-type="float">
            <text:p>-0.00105932042852013</text:p>
          </table:table-cell>
          <table:table-cell table:formula="of:=[.I23]^2" office:value-type="float" office:value="0.000148786763664826" calcext:value-type="float">
            <text:p>0.000148786763664826</text:p>
          </table:table-cell>
        </table:table-row>
        <table:table-row table:style-name="ro1">
          <table:table-cell table:number-columns-repeated="6"/>
          <table:table-cell table:style-name="ce1" table:formula="of:=SUM([.G2:.G23])/22" office:value-type="float" office:value="0.577407397556626" calcext:value-type="float">
            <text:p>0.577407397556626</text:p>
          </table:table-cell>
          <table:table-cell table:style-name="ce1" table:formula="of:=SUM([.H2:.H23])/22" office:value-type="float" office:value="0.0104992852346669" calcext:value-type="float">
            <text:p>0.0104992852346669</text:p>
          </table:table-cell>
          <table:table-cell table:number-columns-repeated="2"/>
          <table:table-cell table:style-name="ce1" table:formula="of:=SUM([.K2:.K23])" office:value-type="float" office:value="-0.0162891578473605" calcext:value-type="float">
            <text:p>-0.0162891578473605</text:p>
          </table:table-cell>
          <table:table-cell table:style-name="ce1" table:formula="of:=SUM([.L2:.L23])" office:value-type="float" office:value="0.00253689720440282" calcext:value-type="float">
            <text:p>0.0025368972044028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Área del colector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²</text:p>
          </table:table-cell>
          <table:table-cell table:number-columns-repeated="3"/>
          <table:table-cell table:style-name="ce1" office:value-type="string" calcext:value-type="string">
            <text:p>m</text:p>
          </table:table-cell>
          <table:table-cell table:formula="of:=[.K24]/[.L24]" office:value-type="float" office:value="-6.42089786653178" calcext:value-type="float">
            <text:p>-6.42089786653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4181.3" calcext:value-type="float">
            <text:p>4181.3</text:p>
          </table:table-cell>
          <table:table-cell office:value-type="string" calcext:value-type="string">
            <text:p>J/(kgK)</text:p>
          </table:table-cell>
          <table:table-cell table:number-columns-repeated="3"/>
          <table:table-cell table:style-name="ce1" office:value-type="string" calcext:value-type="string">
            <text:p>b</text:p>
          </table:table-cell>
          <table:table-cell table:formula="of:=[.G24]-[.H26]*[.H24]" office:value-type="float" office:value="0.644822235720007" calcext:value-type="float">
            <text:p>0.64482223572000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SA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7:18:51.209581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0T07:39:05.322631809</dc:date>
    <dc:creator>Isaías Moreno-Cruz</dc:creator>
    <meta:editing-duration>PT41M58S</meta:editing-duration>
    <meta:editing-cycles>5</meta:editing-cycles>
    <meta:generator>LibreOffice/7.6.2.1$Linux_X86_64 LibreOffice_project/60$Build-1</meta:generator>
    <meta:document-statistic meta:table-count="1" meta:cell-count="29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41cm" svg:height="11.848cm" xlink:href=".." xlink:type="simple" chart:class="chart:scatter" chart:column-mapping="1 0" chart:style-name="ch1">
        <chart:legend chart:legend-position="end" svg:x="14.219cm" svg:y="5.376cm" style:legend-expansion="high" chart:style-name="ch2"/>
        <chart:plot-area chart:style-name="ch3" table:cell-range-address="colector.G2:colector.H23" svg:x="1.583cm" svg:y="0.797cm" svg:width="14.32cm" svg:height="11.696cm">
          <chart:coordinate-region svg:x="2.06cm" svg:y="0.996cm" svg:width="13.418cm" svg:height="10.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lector.G2:colector.G23" chart:class="chart:scatter">
            <chart:domain table:cell-range-address="colector.H2:colector.H23"/>
            <chart:regression-curve chart:style-name="ch8">
              <chart:equation chart:display-equation="true" chart:display-r-square="false" svg:x="8.101cm" svg:y="2.739cm"/>
            </chart:regression-curve>
            <chart:data-point chart:repeated="14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340572070747">
                <text:p>0.0056340572070747</text:p>
                <draw:g>
                  <svg:desc>colector.H2:colector.H23</svg:desc>
                </draw:g>
              </table:table-cell>
              <table:table-cell office:value-type="float" office:value="0.673276234387476">
                <text:p>0.673276234387476</text:p>
                <draw:g>
                  <svg:desc>colector.G2:colector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0368953809736">
                <text:p>0.00610368953809736</text:p>
              </table:table-cell>
              <table:table-cell office:value-type="float" office:value="0.648953370210621">
                <text:p>0.648953370210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7859998949383">
                <text:p>0.0057859998949383</text:p>
              </table:table-cell>
              <table:table-cell office:value-type="float" office:value="0.651872152228264">
                <text:p>0.651872152228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01784043494854">
                <text:p>0.00701784043494854</text:p>
              </table:table-cell>
              <table:table-cell office:value-type="float" office:value="0.624697746904121">
                <text:p>0.624697746904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59353805975769">
                <text:p>0.00659353805975769</text:p>
              </table:table-cell>
              <table:table-cell office:value-type="float" office:value="0.620097748469987">
                <text:p>0.62009774846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0435315910264">
                <text:p>0.0290435315910264</text:p>
              </table:table-cell>
              <table:table-cell office:value-type="float" office:value="0.441886708653786">
                <text:p>0.441886708653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6985099381861">
                <text:p>0.0286985099381861</text:p>
              </table:table-cell>
              <table:table-cell office:value-type="float" office:value="0.456615643198932">
                <text:p>0.45661564319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389558131897">
                <text:p>0.0286389558131897</text:p>
              </table:table-cell>
              <table:table-cell office:value-type="float" office:value="0.4454378457415">
                <text:p>0.4454378457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2304419316498">
                <text:p>0.0282304419316498</text:p>
              </table:table-cell>
              <table:table-cell office:value-type="float" office:value="0.42530381411232">
                <text:p>0.42530381411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3159990196256">
                <text:p>0.0103159990196256</text:p>
              </table:table-cell>
              <table:table-cell office:value-type="float" office:value="0.585023864191922">
                <text:p>0.585023864191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3691529170177">
                <text:p>0.0103691529170177</text:p>
              </table:table-cell>
              <table:table-cell office:value-type="float" office:value="0.595666332955315">
                <text:p>0.595666332955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7416646380305">
                <text:p>0.0107416646380305</text:p>
              </table:table-cell>
              <table:table-cell office:value-type="float" office:value="0.552486656688895">
                <text:p>0.552486656688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4263957170386">
                <text:p>0.0224263957170386</text:p>
              </table:table-cell>
              <table:table-cell office:value-type="float" office:value="0.506471560057779">
                <text:p>0.506471560057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8932105104907">
                <text:p>0.0178932105104907</text:p>
              </table:table-cell>
              <table:table-cell office:value-type="float" office:value="0.545962955895536">
                <text:p>0.545962955895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9808259656502">
                <text:p>0.0179808259656502</text:p>
              </table:table-cell>
              <table:table-cell office:value-type="float" office:value="0.563368176406901">
                <text:p>0.563368176406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428082796851772">
                <text:p>-0.000428082796851772</text:p>
              </table:table-cell>
              <table:table-cell office:value-type="float" office:value="0.603883834998499">
                <text:p>0.603883834998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4374309048997">
                <text:p>0.000224374309048997</text:p>
              </table:table-cell>
              <table:table-cell office:value-type="float" office:value="0.532251615177574">
                <text:p>0.532251615177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06004788795725">
                <text:p>0.000406004788795725</text:p>
              </table:table-cell>
              <table:table-cell office:value-type="float" office:value="0.566156799761376">
                <text:p>0.566156799761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558591206499161">
                <text:p>-0.000558591206499161</text:p>
              </table:table-cell>
              <table:table-cell office:value-type="float" office:value="0.67705489665145">
                <text:p>0.67705489665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839411953156859">
                <text:p>-0.000839411953156859</text:p>
              </table:table-cell>
              <table:table-cell office:value-type="float" office:value="0.667072908542881">
                <text:p>0.667072908542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59529840220046">
                <text:p>-0.00159529840220046</text:p>
              </table:table-cell>
              <table:table-cell office:value-type="float" office:value="0.655169407590852">
                <text:p>0.655169407590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69853275318763">
                <text:p>-0.00169853275318763</text:p>
              </table:table-cell>
              <table:table-cell office:value-type="float" office:value="0.664252473419776">
                <text:p>0.664252473419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